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ac3" officeooo:paragraph-rsid="00057ac3"/>
    </style:style>
    <style:style style:name="P2" style:family="paragraph" style:parent-style-name="Standard">
      <style:text-properties officeooo:paragraph-rsid="00057ac3"/>
    </style:style>
    <style:style style:name="P3" style:family="paragraph" style:parent-style-name="Standard">
      <style:text-properties fo:font-weight="bold" officeooo:paragraph-rsid="00057ac3" style:font-weight-asian="bold" style:font-weight-complex="bold"/>
    </style:style>
    <style:style style:name="P4" style:family="paragraph" style:parent-style-name="Preformatted_20_Text">
      <style:text-properties officeooo:rsid="00057ac3" officeooo:paragraph-rsid="00057ac3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font-weight="bold" officeooo:rsid="0006aaa0" officeooo:paragraph-rsid="0006aaa0" style:font-weight-asian="bold" style:font-weight-complex="bold"/>
    </style:style>
    <style:style style:name="P7" style:family="paragraph" style:parent-style-name="List_20_Paragraph">
      <style:text-properties officeooo:rsid="00057ac3" officeooo:paragraph-rsid="00057ac3"/>
    </style:style>
    <style:style style:name="P8" style:family="paragraph" style:parent-style-name="List_20_Paragraph" style:list-style-name="WWNum1">
      <style:text-properties officeooo:rsid="00057ac3" officeooo:paragraph-rsid="00057ac3"/>
    </style:style>
    <style:style style:name="P9" style:family="paragraph" style:parent-style-name="List_20_Paragraph" style:list-style-name="WWNum1">
      <style:text-properties officeooo:paragraph-rsid="00057ac3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rsid="00057ac3" officeooo:paragraph-rsid="00057ac3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0060b50" officeooo:paragraph-rsid="00060b50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font-weight="bold" officeooo:rsid="00060b50" officeooo:paragraph-rsid="00060b50" style:font-weight-asian="bold" style:font-weight-complex="bold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font-weight="bold" officeooo:rsid="0006aaa0" officeooo:paragraph-rsid="0006aaa0" style:font-weight-asian="bold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rsid="0006aaa0" officeooo:paragraph-rsid="0006aaa0"/>
    </style:style>
    <style:style style:name="T1" style:family="text">
      <style:text-properties officeooo:rsid="00060b50"/>
    </style:style>
    <style:style style:name="T2" style:family="text">
      <style:text-properties officeooo:rsid="0006aa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Documentation </text:p>
      <text:p text:style-name="P2"/>
      <text:p text:style-name="P3">Mocha</text:p>
      <text:p text:style-name="P2"/>
      <text:p text:style-name="P2">It is a JavaScript test framework running on Node.js and in the browser. It makes asynchronous testing sim<text:bookmark text:name="_GoBack"/>ple and fun.</text:p>
      <text:p text:style-name="P2">Mocha tests run asynchronously, allowing for flexible and accurate reporting. It also maps uncaught exceptions to the correct test cases.</text:p>
      <text:p text:style-name="P2"/>
      <text:p text:style-name="P2">Non-functional requirements addressed:</text:p>
      <text:list xml:id="list4605699208849021141" text:style-name="WWNum1">
        <text:list-item>
          <text:p text:style-name="P9">Maintainability</text:p>
          <text:list>
            <text:list-item>
              <text:p text:style-name="P9">Data driven tests will help us check user details like name, contact details, etc.</text:p>
            </text:list-item>
            <text:list-item>
              <text:p text:style-name="P9">Results can be written to separate text files, making it easy to maintain system versions</text:p>
            </text:list-item>
          </text:list>
        </text:list-item>
        <text:list-item>
          <text:p text:style-name="P9">Flexibility</text:p>
          <text:list>
            <text:list-item>
              <text:p text:style-name="P9">Mocha allows the user to customize tests in terms of giving descriptions to each of the tests. It also has timeouts to stop a test if it’s taking longer than usual.</text:p>
            </text:list-item>
            <text:list-item>
              <text:p text:style-name="P9">Tests can be stopped when first failure occurs, which allows flexible testing.</text:p>
            </text:list-item>
          </text:list>
        </text:list-item>
        <text:list-item>
          <text:p text:style-name="P9">Testability</text:p>
          <text:list>
            <text:list-item>
              <text:p text:style-name="P8">Mocha allows external libraries such as Chai which provides an extensive range of assertion functions to use </text:p>
            </text:list-item>
          </text:list>
        </text:list-item>
      </text:list>
      <text:p text:style-name="P7"/>
      <text:p text:style-name="P7"/>
      <text:p text:style-name="P12">Mocha Installation </text:p>
      <text:p text:style-name="P11"/>
      <text:p text:style-name="P11">npm install mocha --save</text:p>
      <text:p text:style-name="P11"/>
      <text:p text:style-name="P11">Along with Mocha the system uses an expectation library called Chai </text:p>
      <text:p text:style-name="P11"/>
      <text:p text:style-name="P12">Chai Installation</text:p>
      <text:p text:style-name="P11"/>
      <text:p text:style-name="P11">npm install chai –save // “--save” will add the dependencies automatically to the package.json file</text:p>
      <text:p text:style-name="P11"/>
      <text:p text:style-name="P12">Package.json snapshort </text:p>
      <text:p text:style-name="P4">{</text:p>
      <text:p text:style-name="Preformatted_20_Text"><text:s text:c="2"/>"name": "<text:span text:style-name="T1">Dropoff</text:span>",</text:p>
      <text:p text:style-name="Preformatted_20_Text"><text:s text:c="2"/>"version": "0.0.<text:span text:style-name="T1">1</text:span>",</text:p>
      <text:p text:style-name="Preformatted_20_Text"><text:s text:c="2"/>"description": "",</text:p>
      <text:p text:style-name="Preformatted_20_Text"><text:s text:c="2"/>"main": "index.js",</text:p>
      <text:p text:style-name="Preformatted_20_Text"><text:s text:c="2"/>"scripts": {</text:p>
      <text:p text:style-name="Preformatted_20_Text"><text:s text:c="4"/>"test": "./node_modules/.bin/mocha --reporter spec"</text:p>
      <text:p text:style-name="Preformatted_20_Text"/>
      <text:p text:style-name="Preformatted_20_Text"><text:s text:c="2"/>},</text:p>
      <text:p text:style-name="Preformatted_20_Text"><text:s text:c="2"/>"author": "<text:span text:style-name="T1">CodeBlox</text:span>",</text:p>
      <text:p text:style-name="Preformatted_20_Text"><text:s text:c="2"/>"license": "ISC"</text:p>
      <text:p text:style-name="P5">}</text:p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Mocha Unit test code snapshots </text:p>
      <text:p text:style-name="P13"/>
      <text:p text:style-name="P13">//testing camera connection </text:p>
      <text:p text:style-name="P6"><text:span text:style-name="Source_20_Text">describe('homepage', function(){</text:span></text:p>
      <text:p text:style-name="Preformatted_20_Text"><text:span text:style-name="Source_20_Text"><text:s text:c="2"/>it('should respond to GET',function(){</text:span></text:p>
      <text:p text:style-name="Preformatted_20_Text"><text:span text:style-name="Source_20_Text"><text:s text:c="4"/>superagent</text:span></text:p>
      <text:p text:style-name="Preformatted_20_Text"><text:span text:style-name="Source_20_Text"><text:s text:c="6"/>.get('http://localhost:'+port)</text:span></text:p>
      <text:p text:style-name="Preformatted_20_Text"><text:span text:style-name="Source_20_Text"><text:s text:c="6"/>.end(function(res){</text:span></text:p>
      <text:p text:style-name="Preformatted_20_Text"><text:span text:style-name="Source_20_Text"><text:s text:c="8"/>expect(res.status).to.equal(200);</text:span></text:p>
      <text:p text:style-name="Preformatted_20_Text"><text:span text:style-name="Source_20_Text"/></text:p>
      <text:p text:style-name="Preformatted_20_Text"><text:span text:style-name="Source_20_Text"><text:tab/></text:span><text:span text:style-name="Source_20_Text"><text:span text:style-name="T2">done() //test will wait unit http request is sent back </text:span></text:span></text:p>
      <text:p text:style-name="Preformatted_20_Text"><text:span text:style-name="Source_20_Text"><text:s text:c="4"/>})</text:span></text:p>
      <text:p text:style-name="P5"><text:span text:style-name="Source_20_Text"><text:s text:c="2"/>})</text:span></text:p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7:50:37.800093750</meta:creation-date>
    <dc:date>2016-07-29T18:19:26.172263864</dc:date>
    <meta:editing-duration>PT21M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236" meta:character-count="1648" meta:non-whitespace-character-count="1403"/>
  </office:meta>
</office:document-meta>
</file>